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R10" svg:font-family="CMR10"/>
    <style:font-face style:name="Courier" svg:font-family="Courier"/>
    <style:font-face style:name="Courier1"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483a4" officeooo:paragraph-rsid="002483a4" style:font-weight-asian="normal" style:font-weight-complex="normal"/>
    </style:style>
    <style:style style:name="P2" style:family="paragraph" style:parent-style-name="Standard">
      <style:paragraph-properties fo:text-align="center" style:justify-single-word="false"/>
      <style:text-properties fo:font-size="16pt" style:text-underline-style="none" fo:font-weight="bold" officeooo:rsid="002483a4" officeooo:paragraph-rsid="002483a4" style:font-size-asian="16pt" style:font-weight-asian="bold" style:font-size-complex="16pt" style:font-weight-complex="bold"/>
    </style:style>
    <style:style style:name="P3" style:family="paragraph" style:parent-style-name="Standard">
      <style:paragraph-properties fo:text-align="start" style:justify-single-word="false"/>
      <style:text-properties officeooo:paragraph-rsid="0027b3ab"/>
    </style:style>
    <style:style style:name="P4" style:family="paragraph" style:parent-style-name="Standard">
      <style:paragraph-properties fo:text-align="start" style:justify-single-word="false"/>
      <style:text-properties style:font-name="Liberation Serif" fo:font-size="11pt" style:text-underline-style="none" fo:font-weight="bold" officeooo:rsid="002d75cc" officeooo:paragraph-rsid="002d75cc"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Liberation Serif" fo:font-size="11pt" fo:font-style="italic" officeooo:rsid="0041a877" officeooo:paragraph-rsid="0041a877" style:font-size-asian="11pt" style:font-style-asian="italic" style:font-size-complex="11pt" style:font-style-complex="italic"/>
    </style:style>
    <style:style style:name="P6" style:family="paragraph" style:parent-style-name="Standard">
      <style:paragraph-properties fo:text-align="start" style:justify-single-word="false"/>
      <style:text-properties style:font-name="Liberation Serif" fo:font-size="11pt" fo:font-style="italic" style:text-underline-style="solid" style:text-underline-width="auto" style:text-underline-color="font-color" officeooo:rsid="0041a877" officeooo:paragraph-rsid="0041a877" style:font-size-asian="11pt" style:font-style-asian="italic" style:font-size-complex="11pt" style:font-style-complex="italic"/>
    </style:style>
    <style:style style:name="P7" style:family="paragraph" style:parent-style-name="Standard">
      <style:paragraph-properties fo:text-align="start" style:justify-single-word="false"/>
      <style:text-properties style:font-name="Liberation Serif" fo:font-size="11pt" fo:font-style="italic" style:text-underline-style="solid" style:text-underline-width="auto" style:text-underline-color="font-color" officeooo:rsid="0042ebfd" officeooo:paragraph-rsid="0041fa96" style:font-size-asian="11pt" style:font-style-asian="italic" style:font-size-complex="11pt" style:font-style-complex="italic"/>
    </style:style>
    <style:style style:name="P8" style:family="paragraph" style:parent-style-name="Standard">
      <style:paragraph-properties fo:text-align="start" style:justify-single-word="false"/>
      <style:text-properties style:font-name="Liberation Serif" fo:font-size="11pt" fo:font-style="italic" style:text-underline-style="solid" style:text-underline-width="auto" style:text-underline-color="font-color" officeooo:rsid="0046f6be" officeooo:paragraph-rsid="0046f6be"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Liberation Serif" fo:font-size="11pt" fo:font-style="italic" style:text-underline-style="solid" style:text-underline-width="auto" style:text-underline-color="font-color" officeooo:rsid="0049dba4" officeooo:paragraph-rsid="0049dba4" style:font-size-asian="11pt" style:font-style-asian="italic" style:font-size-complex="11pt" style:font-style-complex="italic"/>
    </style:style>
    <style:style style:name="P10" style:family="paragraph" style:parent-style-name="Standard">
      <style:paragraph-properties fo:text-align="start" style:justify-single-word="false"/>
      <style:text-properties style:font-name="Liberation Serif" fo:font-size="11pt" fo:font-style="italic" style:text-underline-style="solid" style:text-underline-width="auto" style:text-underline-color="font-color" officeooo:rsid="004aa003" officeooo:paragraph-rsid="004aa003" style:font-size-asian="11pt" style:font-style-asian="italic" style:font-size-complex="11pt" style:font-style-complex="italic"/>
    </style:style>
    <style:style style:name="P11" style:family="paragraph" style:parent-style-name="Standard">
      <style:paragraph-properties fo:text-align="start" style:justify-single-word="false"/>
      <style:text-properties style:font-name="Liberation Serif" fo:font-size="11pt" fo:font-style="italic" style:text-underline-style="solid" style:text-underline-width="auto" style:text-underline-color="font-color" fo:font-weight="bold" officeooo:rsid="0047e9b1" officeooo:paragraph-rsid="0047e9b1" style:font-size-asian="11pt" style:font-style-asian="italic" style:font-weight-asian="bold" style:font-size-complex="11pt" style:font-style-complex="italic" style:font-weight-complex="bold"/>
    </style:style>
    <style:style style:name="P12" style:family="paragraph" style:parent-style-name="Standard">
      <style:paragraph-properties fo:text-align="start" style:justify-single-word="false"/>
      <style:text-properties style:font-name="Liberation Serif" fo:font-size="11pt" fo:font-style="italic" style:text-underline-style="solid" style:text-underline-width="auto" style:text-underline-color="font-color" fo:font-weight="bold" officeooo:rsid="0046a0e9" officeooo:paragraph-rsid="0046a0e9" style:font-size-asian="11pt" style:font-style-asian="italic" style:font-weight-asian="bold" style:font-size-complex="11pt" style:font-style-complex="italic" style:font-weight-complex="bold"/>
    </style:style>
    <style:style style:name="P13" style:family="paragraph" style:parent-style-name="Standard">
      <style:paragraph-properties fo:text-align="start" style:justify-single-word="false"/>
      <style:text-properties style:font-name="Liberation Serif" fo:font-size="11pt" fo:font-style="italic" style:text-underline-style="solid" style:text-underline-width="auto" style:text-underline-color="font-color" fo:font-weight="bold" officeooo:rsid="00438546" officeooo:paragraph-rsid="00438546" style:font-size-asian="11pt" style:font-style-asian="italic" style:font-weight-asian="bold" style:font-size-complex="11pt" style:font-style-complex="italic" style:font-weight-complex="bold"/>
    </style:style>
    <style:style style:name="P14" style:family="paragraph" style:parent-style-name="Standard">
      <style:paragraph-properties fo:text-align="start" style:justify-single-word="false"/>
      <style:text-properties style:font-name="Liberation Serif" fo:font-size="11pt" fo:font-style="italic" style:text-underline-style="solid" style:text-underline-width="auto" style:text-underline-color="font-color" fo:font-weight="bold" officeooo:rsid="0041a877" officeooo:paragraph-rsid="0041a877" style:font-size-asian="11pt" style:font-style-asian="italic" style:font-weight-asian="bold" style:font-size-complex="11pt" style:font-style-complex="italic" style:font-weight-complex="bold"/>
    </style:style>
    <style:style style:name="P15" style:family="paragraph" style:parent-style-name="Standard">
      <style:paragraph-properties fo:text-align="start" style:justify-single-word="false"/>
      <style:text-properties style:font-name="Liberation Serif" fo:font-size="11pt" fo:font-style="italic" style:text-underline-style="none" officeooo:rsid="004bc627" officeooo:paragraph-rsid="004bc627" style:font-size-asian="11pt" style:font-style-asian="italic" style:font-size-complex="11pt" style:font-style-complex="italic"/>
    </style:style>
    <style:style style:name="P16" style:family="paragraph" style:parent-style-name="Standard">
      <style:paragraph-properties fo:text-align="start" style:justify-single-word="false"/>
      <style:text-properties style:font-name="Liberation Serif" fo:font-size="11pt" fo:font-style="italic" style:text-underline-style="none" officeooo:rsid="004bc627" officeooo:paragraph-rsid="004d3061" style:font-size-asian="11pt" style:font-style-asian="italic" style:font-size-complex="11pt" style:font-style-complex="italic"/>
    </style:style>
    <style:style style:name="P17" style:family="paragraph" style:parent-style-name="Standard">
      <style:paragraph-properties fo:text-align="start" style:justify-single-word="false"/>
      <style:text-properties style:font-name="Liberation Serif" fo:font-size="11pt" fo:font-style="italic" style:text-underline-style="none" officeooo:rsid="004d0723" officeooo:paragraph-rsid="004d0723" style:font-size-asian="11pt" style:font-style-asian="italic" style:font-size-complex="11pt" style:font-style-complex="italic"/>
    </style:style>
    <style:style style:name="P18" style:family="paragraph" style:parent-style-name="Standard">
      <style:paragraph-properties fo:text-align="start" style:justify-single-word="false"/>
      <style:text-properties style:font-name="Liberation Serif" fo:font-size="11pt" fo:font-style="italic" style:text-underline-style="none" officeooo:rsid="004d3061" officeooo:paragraph-rsid="004d3061" style:font-size-asian="11pt" style:font-style-asian="italic" style:font-size-complex="11pt" style:font-style-complex="italic"/>
    </style:style>
    <style:style style:name="P19" style:family="paragraph" style:parent-style-name="Standard">
      <style:paragraph-properties fo:text-align="start" style:justify-single-word="false"/>
      <style:text-properties style:font-name="Liberation Serif" fo:font-size="11pt" fo:font-style="italic" style:text-underline-style="none" fo:font-weight="bold" officeooo:rsid="004bd66b" officeooo:paragraph-rsid="004bd66b" style:font-size-asian="11pt" style:font-style-asian="italic" style:font-weight-asian="bold" style:font-size-complex="11pt" style:font-style-complex="italic" style:font-weight-complex="bold"/>
    </style:style>
    <style:style style:name="P20" style:family="paragraph" style:parent-style-name="Standard">
      <style:paragraph-properties fo:text-align="start" style:justify-single-word="false"/>
      <style:text-properties style:font-name="Liberation Serif" fo:font-size="11pt" fo:font-style="italic" style:text-underline-style="none" fo:font-weight="bold" officeooo:rsid="004d030f" officeooo:paragraph-rsid="004d030f" style:font-size-asian="11pt" style:font-style-asian="italic" style:font-weight-asian="bold" style:font-size-complex="11pt" style:font-style-complex="italic" style:font-weight-complex="bold"/>
    </style:style>
    <style:style style:name="P21" style:family="paragraph" style:parent-style-name="Standard">
      <style:paragraph-properties fo:text-align="start" style:justify-single-word="false"/>
      <style:text-properties style:font-name="Liberation Serif" fo:font-size="11pt" fo:font-style="italic" fo:font-weight="bold" officeooo:rsid="0041a877" officeooo:paragraph-rsid="0041a877" style:font-size-asian="11pt" style:font-style-asian="italic" style:font-weight-asian="bold" style:font-size-complex="11pt" style:font-style-complex="italic" style:font-weight-complex="bold"/>
    </style:style>
    <style:style style:name="P22" style:family="paragraph" style:parent-style-name="Standard">
      <style:paragraph-properties fo:text-align="start" style:justify-single-word="false"/>
      <style:text-properties style:font-name="Liberation Serif" fo:font-size="11pt" fo:font-style="normal" style:text-underline-style="solid" style:text-underline-width="auto" style:text-underline-color="font-color" officeooo:rsid="0041a877" officeooo:paragraph-rsid="0041a877" style:font-size-asian="11pt" style:font-style-asian="normal" style:font-size-complex="11pt" style:font-style-complex="normal"/>
    </style:style>
    <style:style style:name="P23" style:family="paragraph" style:parent-style-name="Standard">
      <style:paragraph-properties fo:text-align="start" style:justify-single-word="false"/>
      <style:text-properties style:font-name="Liberation Serif" fo:font-size="11pt" fo:font-style="normal" style:text-underline-style="solid" style:text-underline-width="auto" style:text-underline-color="font-color" officeooo:rsid="0041fa96" officeooo:paragraph-rsid="0041fa96" style:font-size-asian="11pt" style:font-style-asian="normal" style:font-size-complex="11pt" style:font-style-complex="normal"/>
    </style:style>
    <style:style style:name="P24" style:family="paragraph" style:parent-style-name="Standard">
      <style:paragraph-properties fo:text-align="start" style:justify-single-word="false"/>
      <style:text-properties style:font-name="Liberation Serif" fo:font-size="11pt" fo:font-style="normal" style:text-underline-style="solid" style:text-underline-width="auto" style:text-underline-color="font-color" officeooo:rsid="00438546" officeooo:paragraph-rsid="00438546" style:font-size-asian="11pt" style:font-style-asian="normal" style:font-size-complex="11pt" style:font-style-complex="normal"/>
    </style:style>
    <style:style style:name="P25" style:family="paragraph" style:parent-style-name="Standard">
      <style:paragraph-properties fo:text-align="start" style:justify-single-word="false"/>
      <style:text-properties style:font-name="Liberation Serif" fo:font-size="11pt" fo:font-style="normal" style:text-underline-style="solid" style:text-underline-width="auto" style:text-underline-color="font-color" officeooo:rsid="00438546" officeooo:paragraph-rsid="0044d0b0" style:font-size-asian="11pt" style:font-style-asian="normal" style:font-size-complex="11pt" style:font-style-complex="normal"/>
    </style:style>
    <style:style style:name="P26" style:family="paragraph" style:parent-style-name="Standard">
      <style:paragraph-properties fo:text-align="start" style:justify-single-word="false"/>
      <style:text-properties style:font-name="Liberation Serif" fo:font-size="11pt" fo:font-style="normal" style:text-underline-style="none" officeooo:rsid="004bd66b" officeooo:paragraph-rsid="004bd66b" style:font-size-asian="11pt" style:font-style-asian="normal" style:font-size-complex="11pt" style:font-style-complex="normal"/>
    </style:style>
    <style:style style:name="T1" style:family="text">
      <style:text-properties style:text-underline-style="none"/>
    </style:style>
    <style:style style:name="T2" style:family="text">
      <style:text-properties style:text-underline-style="none" fo:font-weight="normal" officeooo:rsid="0027b3ab" style:font-weight-asian="normal" style:font-weight-complex="normal"/>
    </style:style>
    <style:style style:name="T3" style:family="text">
      <style:text-properties style:text-underline-style="none" officeooo:rsid="0041aad4"/>
    </style:style>
    <style:style style:name="T4" style:family="text">
      <style:text-properties style:text-underline-style="none" officeooo:rsid="0042ebfd"/>
    </style:style>
    <style:style style:name="T5" style:family="text">
      <style:text-properties style:text-underline-style="none" officeooo:rsid="0044d0b0"/>
    </style:style>
    <style:style style:name="T6" style:family="text">
      <style:text-properties style:text-underline-style="none" officeooo:rsid="0049b2f0"/>
    </style:style>
    <style:style style:name="T7" style:family="text">
      <style:text-properties officeooo:rsid="0029e996"/>
    </style:style>
    <style:style style:name="T8" style:family="text">
      <style:text-properties fo:font-style="normal" style:text-underline-style="none"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officeooo:rsid="0030c72f"/>
    </style:style>
    <style:style style:name="T12" style:family="text">
      <style:text-properties officeooo:rsid="0041a877"/>
    </style:style>
    <style:style style:name="T13" style:family="text">
      <style:text-properties fo:color="#000000" style:text-outline="false" fo:letter-spacing="normal" fo:font-style="normal" style:letter-kerning="false" style:font-style-asian="normal" style:font-style-complex="normal"/>
    </style:style>
    <style:style style:name="T14" style:family="text">
      <style:text-properties fo:color="#000000" style:text-outline="false" fo:letter-spacing="normal" fo:font-style="normal" officeooo:rsid="004bd66b" style:letter-kerning="false" style:font-style-asian="normal" style:font-style-complex="normal"/>
    </style:style>
    <style:style style:name="T15" style:family="text">
      <style:text-properties fo:color="#000000" style:text-outline="false" fo:letter-spacing="normal" fo:font-style="normal" fo:font-weight="normal" style:letter-kerning="false" style:font-style-asian="normal" style:font-weight-asian="normal" style:font-style-complex="normal" style:font-weight-complex="normal"/>
    </style:style>
    <style:style style:name="T16" style:family="text">
      <style:text-properties fo:color="#000000" style:text-outline="false" fo:letter-spacing="normal" style:letter-kerning="false"/>
    </style:style>
    <style:style style:name="T17" style:family="text">
      <style:text-properties fo:color="#000000" style:text-outline="false" fo:letter-spacing="normal" fo:font-style="italic" style:letter-kerning="fals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triebs- und Kommunikationssysteme</text:p>
      <text:p text:style-name="P2">Übung <text:span text:style-name="T12">4</text:span></text:p>
      <text:p text:style-name="P1"/>
      <text:p text:style-name="P1">Andreas Timmermann, <text:span text:style-name="T11">Nhu Quynh</text:span></text:p>
      <text:p text:style-name="P1">Matrikelnummer: 4994606, …</text:p>
      <text:p text:style-name="P3"><text:span text:style-name="T2">Gruppe 1 (</text:span><text:bookmark text:name="studentViewForm:studentViewSectionsTable:2:instructorName"/>David <text:span text:style-name="T7">Bohn</text:span><text:span text:style-name="T2">)</text:span></text:p>
      <text:p text:style-name="P1"/>
      <text:p text:style-name="P4">Aufgabe 1)</text:p>
      <text:p text:style-name="P21">(a) </text:p>
      <text:p text:style-name="P5"><text:span text:style-name="T10">Ein Prozess</text:span><text:span text:style-name="T9"> ist eine laufende Instanz eines Programmes im Speicher mit eigenen Heap, Stack und Flags für den Scheduler. Von einem Programm können mehrer Prozesse laufen. Jeder vom andere komplett getrennt.</text:span></text:p>
      <text:p text:style-name="P6"><text:span text:style-name="T9">Ein Thread</text:span><text:span text:style-name="T8"> ist ein Prozessteil, der eigenständig ab im gleichen Adressraum, wie der Prozess läuft. Er teilt sich den gleichen Speicher und die gleichen Variablen.</text:span></text:p>
      <text:p text:style-name="P6"><text:span text:style-name="T8"/></text:p>
      <text:p text:style-name="P14"><text:span text:style-name="T1">(b)</text:span></text:p>
      <text:p text:style-name="P22">Process identifier<text:span text:style-name="T1"> </text:span><text:span text:style-name="T3">enthält ID's des Process, des Parents und des Users. Das Betriebssystem weiss mit dieses Informationen, wann es zum Beispiel Prozesse abhängig voneinander beenden muss.</text:span></text:p>
      <text:p text:style-name="P22">CPU state<text:span text:style-name="T1"> beinhaltet den kompletten Inhalt der Status- und Kontrolregister. Dies ist notwendig für den Scheduler zum Speichern und Laden des aktuellen Status beim Processwechsel.</text:span></text:p>
      <text:p text:style-name="P23">Control information<text:span text:style-name="T1"> </text:span><text:span text:style-name="T4">enthält Information für den Scheduler. Hier findet die Trennung der Prozesse statt. Der Scheduler weiss anhand dieser Information, welchen Speicherverbrauch der Prozess hat, wie lange der der Prozess schon läuft und so weiter. </text:span></text:p>
      <text:p text:style-name="P7"><text:span text:style-name="T4"/></text:p>
      <text:p text:style-name="P13"><text:span text:style-name="T1">(c)</text:span></text:p>
      <text:p text:style-name="P24">Program counter<text:span text:style-name="T1"> ist die aktuelle Adresse eines Prozesses im Speicher, an dem das Programm unterbrochen wurde. </text:span></text:p>
      <text:p text:style-name="P25">Stack pointer<text:span text:style-name="T1"> </text:span><text:span text:style-name="T5">wird die Adresse des (sp) zwischengespeichert. Der Stack ist ein Prozessinterner Speicher zum halten und abspeichern prozessinternen und temporären Variablen. Der Stack pointer zeigt auf die aktuelle Adresse im Stack. </text:span></text:p>
      <text:p text:style-name="P25"><text:span text:style-name="T5"/></text:p>
      <text:p text:style-name="P12"><text:span text:style-name="T5">(</text:span><text:span text:style-name="T1">d)</text:span></text:p>
      <text:p text:style-name="P8"><text:span text:style-name="T8">Der Call stack ist ein LIFO der bei Sprüngen in Unterroutinen verwendet wird. Wenn ein Sprung passiert, wird die Adresse nach dem Sprungbefehl auf den Call stack gelegt und der wiederum um eine Position weiter geschoben. Wenn der Rücksprung aus der Unterroutine erfolgt, holt sich der Prozessor den neuen Program counter vom Call stack und setz den um eine Position wieder zurück.</text:span></text:p>
      <text:p text:style-name="P8"><text:span text:style-name="T8"/></text:p>
      <text:p text:style-name="P11"><text:span text:style-name="T1">(</text:span><text:span text:style-name="T6">e</text:span><text:span text:style-name="T1">)</text:span><text:span text:style-name="T8"> </text:span></text:p>
      <text:p text:style-name="P9"><text:span text:style-name="T8">(1) Es soll ausgenutzt werden, dass ein Buffer einer festen Größe im Stack allociert wird, um ihn dann einfach über seine Größe hinaus zu überschreiben.</text:span></text:p>
      <text:p text:style-name="P9"><text:span text:style-name="T8"/></text:p>
      <text:p text:style-name="P9"><text:span text:style-name="T8">(2)</text:span></text:p>
      <text:p text:style-name="P10"><text:span text:style-name="T8">Zuerst wird ein Buffer in der Größe von 256 Bytes auf dem Stack erzeugt und mit 255 'A's gefüllt. Das letzte Zeichen wird eine 0. Daann wird in die Funktion function der Pointer des Buffers übergeben und ein zweiter Buffer mit der Größe von 16 Bytes auf dem Stack erzeugt. Dann wird der erste (der größere) Buffer mit dem Befehl strcpy in den zweiten (kleineren) Buffer geschrieben. Dabei schreibt strcpy vom großen in den kleinen Buffer solange bis er beim großen Buffer auf eine 0 trifft. Somit wird aber über den kleineren Buffer hinaus in den Stack geschrieben.</text:span></text:p>
      <text:p text:style-name="P9"><text:span text:style-name="T16"/></text:p>
      <text:p text:style-name="P15"><text:span text:style-name="T16">(3) + (5) + (6) </text:span></text:p>
      <text:p text:style-name="P15"><text:span text:style-name="T13">Das Sicherheitsproblem besteht darin, dass ich den Buffer so weit überschreiben könnte, bis ich die Rückprungadresse mit überschreibe. Und somit könnte ich das Programm dazu bringen woandershin zurückzuspringen und mein eigenes Programm auszuführen. Zum Beispiel, wenn ich ein kleines Programm im Buffer mit übertragen würde und dann die Rücksprungadresse so verändere, dass den Buffer als Programmspeicher sieht und da hin springt.</text:span></text:p>
      <text:p text:style-name="P15"><text:span text:style-name="T13"/></text:p>
      <text:p text:style-name="P15"><text:span text:style-name="T16"/></text:p>
      <text:p text:style-name="P15"><text:soft-page-break/><text:span text:style-name="T16">(4)</text:span></text:p>
      <text:p text:style-name="P15"><text:span text:style-name="T13">Befehle verwenden bei denen er die maximale Größe des zu beschreiben Buffers angibt. Zum Beispiel anstatt strcpy(dst,src) den Befehle strncpy(dst,src,sizeof(dst)) verwenden. </text:span><text:span text:style-name="T14">Oder den Speicher mit malloc zu holen, damit der Angreifer nicht in den Stack schreiben kann. </text:span></text:p>
      <text:p text:style-name="P15"><text:span text:style-name="T13"/></text:p>
      <text:p text:style-name="P15"><text:span text:style-name="T16">(7)</text:span></text:p>
      <text:p text:style-name="P17"><text:span text:style-name="T13">Weil der Shellcode an sich ja nicht ausführbar ist. Wenn die Rücksprungadresse modifiziert worden ist, muss <text:s/>an der Stelle im Speicher zu dem zurückgesprungen wird Maschinencode stehen. Und den übersetzt der Assembler vom gcc vorher beim compilieren.</text:span></text:p>
      <text:p text:style-name="P15"><text:span text:style-name="T13"/></text:p>
      <text:p text:style-name="P16"><text:span text:style-name="T13"/></text:p>
      <text:p text:style-name="P19"><text:span text:style-name="T16">(f)</text:span></text:p>
      <text:p text:style-name="P26"><text:span text:style-name="T16">Im Angriff </text:span><text:span text:style-name="T17">buffer overflow</text:span><text:span text:style-name="T16"> geht es darum, einen Buffer einer Subroutine möglichst so zu überschreiben, die Rücksrpungadresse durch das überschreiben eines in der Subroutine erzeugten Buffers derart verändert wird, dass ein modifizierter Programmteil ausgeführt wird, der eigentlich als Daten im Buffer nur kopiert werden sollte.</text:span></text:p>
      <text:p text:style-name="P26"><text:span text:style-name="T16"/></text:p>
      <text:p text:style-name="P20"><text:span text:style-name="T16">(g)</text:span></text:p>
      <text:p text:style-name="P20"><text:span text:style-name="T15">Zum Beispiel durch Boundery-checks. Man schreibt eine bestimmte Bitfolge am Anfang und am Ende eines Buffer und überprüft nach dem Beendigen des Programms diese Werte. Wenn sie verändert wurden, wurde der Buffer überschrieben.</text:span></text:p>
      <text:p text:style-name="P20"><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MR10" svg:font-family="CMR10"/>
    <style:font-face style:name="Courier" svg:font-family="Courier"/>
    <style:font-face style:name="Courier1"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6:53:35.064495000</meta:creation-date>
    <meta:generator>LibreOffice/4.4.6.3$MacOSX_X86_64 LibreOffice_project/e8938fd3328e95dcf59dd64e7facd2c7d67c704d</meta:generator>
    <dc:date>2015-11-15T18:41:15.225122000</dc:date>
    <meta:editing-duration>PT6H44M34S</meta:editing-duration>
    <meta:editing-cycles>56</meta:editing-cycles>
    <meta:document-statistic meta:table-count="0" meta:image-count="0" meta:object-count="0" meta:page-count="2" meta:paragraph-count="32" meta:word-count="621" meta:character-count="4098" meta:non-whitespace-character-count="3501"/>
  </office:meta>
</office:document-meta>
</file>